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2d6a" officeooo:paragraph-rsid="001e2d6a"/>
    </style:style>
    <style:style style:name="P2" style:family="paragraph" style:parent-style-name="Standard">
      <style:text-properties officeooo:rsid="001e4840" officeooo:paragraph-rsid="001e4840"/>
    </style:style>
    <style:style style:name="P3" style:family="paragraph" style:parent-style-name="Standard">
      <style:text-properties officeooo:rsid="002225a2" officeooo:paragraph-rsid="002225a2"/>
    </style:style>
    <style:style style:name="P4" style:family="paragraph" style:parent-style-name="Standard">
      <style:text-properties officeooo:rsid="0022b2c4" officeooo:paragraph-rsid="0022b2c4"/>
    </style:style>
    <style:style style:name="P5" style:family="paragraph" style:parent-style-name="Standard">
      <style:text-properties officeooo:rsid="00246dfc" officeooo:paragraph-rsid="00246dfc"/>
    </style:style>
    <style:style style:name="P6" style:family="paragraph" style:parent-style-name="Standard">
      <style:text-properties officeooo:rsid="002685db" officeooo:paragraph-rsid="002685db"/>
    </style:style>
    <style:style style:name="P7" style:family="paragraph" style:parent-style-name="Standard">
      <style:text-properties officeooo:rsid="0027efc2" officeooo:paragraph-rsid="0027efc2"/>
    </style:style>
    <style:style style:name="P8" style:family="paragraph" style:parent-style-name="Standard">
      <style:text-properties officeooo:rsid="0029dd77" officeooo:paragraph-rsid="0027efc2"/>
    </style:style>
    <style:style style:name="P9" style:family="paragraph" style:parent-style-name="Standard">
      <style:text-properties officeooo:rsid="002a9a6a" officeooo:paragraph-rsid="002a9a6a"/>
    </style:style>
    <style:style style:name="P10" style:family="paragraph" style:parent-style-name="Standard">
      <style:text-properties officeooo:rsid="002bedb1" officeooo:paragraph-rsid="002bedb1"/>
    </style:style>
    <style:style style:name="P11" style:family="paragraph" style:parent-style-name="Standard">
      <style:text-properties officeooo:rsid="002c980a" officeooo:paragraph-rsid="002c980a"/>
    </style:style>
    <style:style style:name="P12" style:family="paragraph" style:parent-style-name="Standard">
      <style:text-properties officeooo:rsid="002e764f" officeooo:paragraph-rsid="002e764f"/>
    </style:style>
    <style:style style:name="P13" style:family="paragraph" style:parent-style-name="Standard">
      <style:text-properties officeooo:rsid="002e764f" officeooo:paragraph-rsid="002e764f"/>
    </style:style>
    <style:style style:name="T1" style:family="text">
      <style:text-properties officeooo:rsid="00259934"/>
    </style:style>
    <style:style style:name="T2" style:family="text">
      <style:text-properties officeooo:rsid="0029dd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ipps vom </text:span>BAG</text:p>
      <text:p text:style-name="P5">-------<text:span text:style-name="T2">-------------</text:span></text:p>
      <text:p text:style-name="P1">Deutsch</text:p>
      <text:p text:style-name="Standard"><text:bookmark text:name="watch-url"/><text:a xlink:type="simple" xlink:href="https://youtu.be/STyHB1Bvg2s" office:target-frame-name="_blank" xlink:show="new" text:style-name="Internet_20_link" text:visited-style-name="Visited_20_Internet_20_Link">https://youtu.be/STyHB1Bvg2s</text:a></text:p>
      <text:p text:style-name="Standard"/>
      <text:p text:style-name="P1">Englisch</text:p>
      <text:p text:style-name="Standard"><text:a xlink:type="simple" xlink:href="https://youtu.be/ksZhTvab9-0" office:target-frame-name="_blank" xlink:show="new" text:style-name="Internet_20_link" text:visited-style-name="Visited_20_Internet_20_Link">https://youtu.be/ksZhTvab9-0</text:a></text:p>
      <text:p text:style-name="Standard"/>
      <text:p text:style-name="P2">Spanisch</text:p>
      <text:p text:style-name="P2"><text:a xlink:type="simple" xlink:href="https://youtu.be/1MwmMNxpElU" office:target-frame-name="_blank" xlink:show="new" text:style-name="Internet_20_link" text:visited-style-name="Visited_20_Internet_20_Link">https://youtu.be/1MwmMNxpElU</text:a></text:p>
      <text:p text:style-name="P2"/>
      <text:p text:style-name="P3">Fr<text:span text:style-name="T1">anzösisch</text:span></text:p>
      <text:p text:style-name="P3"><text:a xlink:type="simple" xlink:href="https://youtu.be/juca0aHHueI" office:target-frame-name="_blank" xlink:show="new" text:style-name="Internet_20_link" text:visited-style-name="Visited_20_Internet_20_Link">https://youtu.be/juca0aHHueI</text:a></text:p>
      <text:p text:style-name="P3"/>
      <text:p text:style-name="P4">Italienisch</text:p>
      <text:p text:style-name="P4"><text:a xlink:type="simple" xlink:href="https://youtu.be/u5Qz96AAxFM" office:target-frame-name="_blank" xlink:show="new" text:style-name="Internet_20_link" text:visited-style-name="Visited_20_Internet_20_Link">https://youtu.be/u5Qz96AAxFM </text:a></text:p>
      <text:p text:style-name="P4"/>
      <text:p text:style-name="P5">Meine Tipps</text:p>
      <text:p text:style-name="P5">---------------</text:p>
      <text:p text:style-name="P5">Deutsch</text:p>
      <text:p text:style-name="P5"><text:a xlink:type="simple" xlink:href="https://youtu.be/jBZz_CEZ7qA" office:target-frame-name="_blank" xlink:show="new" text:style-name="Internet_20_link" text:visited-style-name="Visited_20_Internet_20_Link">https://youtu.be/jBZz_CEZ7qA </text:a></text:p>
      <text:p text:style-name="P5"/>
      <text:p text:style-name="P6">Englisch</text:p>
      <text:p text:style-name="P6"><text:a xlink:type="simple" xlink:href="https://youtu.be/jR3EQtc98hI" office:target-frame-name="_blank" xlink:show="new" text:style-name="Internet_20_link" text:visited-style-name="Visited_20_Internet_20_Link">https://youtu.be/jR3EQtc98hI </text:a></text:p>
      <text:p text:style-name="P6"/>
      <text:p text:style-name="P7">Erklärungen für Kinder</text:p>
      <text:p text:style-name="P7">-----------------------------</text:p>
      <text:p text:style-name="P7">Deutsch</text:p>
      <text:p text:style-name="P7"><text:a xlink:type="simple" xlink:href="https://youtu.be/7PVGGGOVYEw" office:target-frame-name="_blank" xlink:show="new" text:style-name="Internet_20_link" text:visited-style-name="Visited_20_Internet_20_Link">https://youtu.be/7PVGGGOVYEw </text:a></text:p>
      <text:p text:style-name="P8"/>
      <text:p text:style-name="P8">Englisch</text:p>
      <text:p text:style-name="P8"><text:a xlink:type="simple" xlink:href="https://youtu.be/_I1-kFqIBzI" office:target-frame-name="_blank" xlink:show="new" text:style-name="Internet_20_link" text:visited-style-name="Visited_20_Internet_20_Link">https://youtu.be/_I1-kFqIBzI </text:a></text:p>
      <text:p text:style-name="P8"/>
      <text:p text:style-name="P9">Spanisch</text:p>
      <text:p text:style-name="P9"><text:a xlink:type="simple" xlink:href="https://youtu.be/8L5dVjhi5f0" office:target-frame-name="_blank" xlink:show="new" text:style-name="Internet_20_link" text:visited-style-name="Visited_20_Internet_20_Link">https://youtu.be/8L5dVjhi5f0 </text:a></text:p>
      <text:p text:style-name="P9"/>
      <text:p text:style-name="P9">The Corona Virus Explained and What You Should Do -- Transcript</text:p>
      <text:p text:style-name="P10">---------------------------------</text:p>
      <text:p text:style-name="P10">Englisch</text:p>
      <text:p text:style-name="P9"><text:a xlink:type="simple" xlink:href="https://youtu.be/co-S6Xrl5dQ" office:target-frame-name="_blank" xlink:show="new" text:style-name="Internet_20_link" text:visited-style-name="Visited_20_Internet_20_Link">https://youtu.be/co-S6Xrl5dQ </text:a></text:p>
      <text:p text:style-name="P9"/>
      <text:p text:style-name="P11">Deutsch</text:p>
      <text:p text:style-name="P11"><text:a xlink:type="simple" xlink:href="https://youtu.be/8iuZ79jDNqo" office:target-frame-name="_blank" xlink:show="new" text:style-name="Internet_20_link" text:visited-style-name="Visited_20_Internet_20_Link">https://youtu.be/8iuZ79jDNqo </text:a></text:p>
      <text:p text:style-name="P11"/>
      <text:p text:style-name="P12">Spanisch</text:p>
      <text:p text:style-name="P12"><text:a xlink:type="simple" xlink:href="https://youtu.be/nmpM7mB_hLM" office:target-frame-name="_blank" xlink:show="new" text:style-name="Internet_20_link" text:visited-style-name="Visited_20_Internet_20_Link">https://youtu.be/nmpM7mB_hLM </text:a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5</meta:editing-cycles>
    <meta:creation-date>2008-08-22T11:41:04</meta:creation-date>
    <dc:date>2020-03-24T11:01:24.946142955</dc:date>
    <meta:editing-duration>PT42M1S</meta:editing-duration>
    <meta:document-statistic meta:table-count="0" meta:image-count="0" meta:object-count="0" meta:page-count="1" meta:paragraph-count="34" meta:word-count="49" meta:character-count="685" meta:non-whitespace-character-count="661"/>
  </office:meta>
</office:document-meta>
</file>